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bottom" draw:auto-grow-height="false"/>
    </style:style>
    <style:style style:name="gr6" style:family="graphic" style:parent-style-name="standard">
      <style:graphic-properties draw:textarea-horizontal-align="justify" draw:textarea-vertical-align="bottom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opacity="100%" draw:textarea-horizontal-align="center" draw:textarea-vertical-align="middle" draw:auto-grow-height="false" draw:shadow-opacity="100%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-color="#cfe7e5" draw:textarea-horizontal-align="left" draw:textarea-vertical-align="top" draw:auto-grow-height="false"/>
    </style:style>
    <style:style style:name="gr12" style:family="graphic" style:parent-style-name="standard">
      <style:graphic-properties draw:fill="solid" draw:fill-color="#cfe7e5" draw:opacity="100%" draw:textarea-horizontal-align="center" draw:textarea-vertical-align="middle" draw:auto-grow-height="false" draw:shadow-opacity="100%"/>
    </style:style>
    <style:style style:name="gr1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14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fill-color="#3deb3d" draw:textarea-horizontal-align="left" draw:textarea-vertical-align="top" draw:auto-grow-height="false"/>
    </style:style>
    <style:style style:name="gr17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1" style:family="graphic" style:parent-style-name="standard">
      <style:graphic-properties draw:fill-color="#9999ff" draw:textarea-horizontal-align="left" draw:textarea-vertical-align="top" draw:auto-grow-height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cfe7e5" draw:textarea-horizontal-align="left" draw:textarea-vertical-align="top" draw:auto-grow-height="false"/>
    </style:style>
    <style:style style:name="gr24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3.3cm" svg:x="10.2cm" svg:y="2.3cm">
          <text:p text:style-name="P1">DS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3.2cm" svg:x="13.6cm" svg:y="2.4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1cm" svg:height="3.3cm" svg:x="9.7cm" svg:y="13.8cm">
          <text:p text:style-name="P1">DS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3.2cm" svg:x="13.1cm" svg:y="13.9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1cm" svg:height="3.3cm" svg:x="9.7cm" svg:y="7.5cm">
          <text:p text:style-name="P1">DS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3.2cm" svg:x="13.1cm" svg:y="7.6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.8cm" svg:height="3cm" svg:x="8.3cm" svg:y="1.2cm">
          <text:p text:style-name="P1">2M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8cm" svg:height="3cm" svg:x="7.9cm" svg:y="12.4cm">
          <text:p text:style-name="P1">UKID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cm" svg:height="3cm" svg:x="8cm" svg:y="6cm">
          <text:p text:style-name="P1">AT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5" draw:text-style-name="P2" draw:layer="layout" svg:width="3.1cm" svg:height="15.5cm" svg:x="15.5cm" svg:y="4.1cm">
          <text:p text:style-name="P2">ogsa-da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cm" svg:height="15.5cm" svg:x="9.1cm" svg:y="4.1cm">
          <text:p text:style-name="P2">firethor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cm" svg:height="7cm" svg:x="5.4cm" svg:y="12.6cm">
          <text:p text:style-name="P2">Clearwing</text:p>
          <text:p text:style-name="P2">(webpy)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5.076cm" svg:height="0.867cm" svg:x="11.4cm" svg:y="15.7cm">
            <text:p/>
            <draw:enhanced-geometry svg:viewBox="0 0 21600 21600" draw:text-areas="0 ?f0 ?f5 ?f2" draw:type="right-arrow" draw:modifiers="18902.6590506204 5375.115207373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5.176cm" svg:height="2.067cm" svg:x="10.9cm" svg:y="16.233cm">
            <text:p/>
            <draw:enhanced-geometry svg:viewBox="0 0 21600 21600" draw:text-areas="0 ?f0 ?f5 ?f2" draw:mirror-horizontal="true" draw:type="right-arrow" draw:modifiers="17877.3291313768 4921.771217712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8" draw:text-style-name="P2" draw:layer="layout" svg:width="2.492cm" svg:height="0.867cm" svg:x="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2" draw:layer="layout" svg:width="2.9cm" svg:height="3.2cm" svg:x="20.2cm" svg:y="16.5cm">
          <text:p text:style-name="P2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9cm" svg:height="3.2cm" svg:x="20.3cm" svg:y="13.7cm">
          <text:p text:style-name="P2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8" draw:text-style-name="P2" draw:layer="layout" svg:width="2.492cm" svg:height="0.867cm" svg:x="1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1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9" draw:text-style-name="P2" draw:layer="layout" svg:width="6.7cm" svg:height="5.9cm" svg:x="3.8cm" svg:y="4.7cm">
          <text:p text:style-name="P2">TAP</text:p>
          <text:p text:style-name="P2">service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3cm" svg:x="1.9cm" svg:y="4.4cm">
          <text:p text:style-name="P2">At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8cm" svg:height="3cm" svg:x="2.2cm" svg:y="7.8cm">
          <text:p text:style-name="P2">Atlas</text:p>
          <text:p text:style-name="P2">x</text:p>
          <text:p text:style-name="P2">2M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3cm" svg:height="2.8cm" svg:x="10.8cm" svg:y="7.8cm">
          <text:p text:style-name="P2">TAP</text:p>
          <text:p text:style-name="P2">adm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3.3cm" svg:x="23.6cm" svg:y="16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1cm" svg:height="1.2cm" svg:x="24.2cm" svg:y="17.7cm">
          <text:p text:style-name="P3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1.2cm" svg:x="24.7cm" svg:y="18.4cm">
          <text:p text:style-name="P3"><text:span text:style-name="T1">t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3cm" svg:x="4.9cm" svg:y="3.1cm">
          <text:p text:style-name="P2">2M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3" draw:layer="layout" svg:width="1.6cm" svg:height="2cm" svg:x="20.4cm" svg:y="12.1cm">
            <text:p text:style-name="P3"><text:span text:style-name="T1">users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" draw:text-style-name="P2" draw:layer="layout" svg:width="12.1cm" svg:height="0.5cm" svg:x="8.2cm" svg:y="13.2cm">
            <text:p/>
            <draw:enhanced-geometry svg:viewBox="0 0 21600 21600" draw:text-areas="?f5 ?f1 ?f6 ?f3" draw:type="left-right-arrow" draw:modifiers="1286.37600176458 6768.862275449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3" draw:style-name="dp1" draw:master-page-name="Default">
        <draw:custom-shape draw:style-name="gr5" draw:text-style-name="P1" draw:layer="layout" svg:width="3.1cm" svg:height="15.5cm" svg:x="15.5cm" svg:y="4.1cm">
          <text:p text:style-name="P1">ogsa-da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15.5cm" svg:x="9.1cm" svg:y="4.1cm">
          <text:p text:style-name="P1">firethor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cm" svg:height="5.9cm" svg:x="5.4cm" svg:y="13.7cm">
          <text:p text:style-name="P1">Clearwing</text:p>
          <text:p text:style-name="P1">(webpy)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5.076cm" svg:height="0.867cm" svg:x="11.4cm" svg:y="15.7cm">
            <text:p/>
            <draw:enhanced-geometry svg:viewBox="0 0 21600 21600" draw:text-areas="0 ?f0 ?f5 ?f2" draw:type="right-arrow" draw:modifiers="18902.6590506204 5375.115207373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5.176cm" svg:height="2.067cm" svg:x="10.9cm" svg:y="16.233cm">
            <text:p/>
            <draw:enhanced-geometry svg:viewBox="0 0 21600 21600" draw:text-areas="0 ?f0 ?f5 ?f2" draw:mirror-horizontal="true" draw:type="right-arrow" draw:modifiers="17877.3291313768 4921.771217712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8" draw:text-style-name="P2" draw:layer="layout" svg:width="2.492cm" svg:height="0.867cm" svg:x="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1" draw:layer="layout" svg:width="2.9cm" svg:height="3.2cm" svg:x="20.2cm" svg:y="16.5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9cm" svg:height="3.2cm" svg:x="20.3cm" svg:y="13.7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8" draw:text-style-name="P2" draw:layer="layout" svg:width="2.492cm" svg:height="0.867cm" svg:x="1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1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2" draw:text-style-name="P1" draw:layer="layout" svg:width="6.7cm" svg:height="5.9cm" svg:x="3.8cm" svg:y="4.7cm">
          <text:p text:style-name="P1">TAP</text:p>
          <text:p text:style-name="P1">servic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3cm" svg:x="1.8cm" svg:y="3.9cm">
          <text:p text:style-name="P1">At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8cm" svg:height="3cm" svg:x="5.1cm" svg:y="3.4cm">
          <text:p text:style-name="P1">Atlas</text:p>
          <text:p text:style-name="P1">X</text:p>
          <text:p text:style-name="P1">H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8cm" svg:height="3cm" svg:x="5.2cm" svg:y="9cm">
          <text:p text:style-name="P1">UKID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8cm" svg:height="3cm" svg:x="2.3cm" svg:y="7.2cm">
          <text:p text:style-name="P1">Atlas</text:p>
          <text:p text:style-name="P1">X</text:p>
          <text:p text:style-name="P1">Ga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3cm" svg:height="2.8cm" svg:x="10.8cm" svg:y="7.8cm">
          <text:p text:style-name="P1">TAP</text:p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1.9cm" svg:x="9.6cm" svg:y="11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1.9cm" svg:x="9.6cm" svg:y="13.1cm">
          <text:p text:style-name="P1">security</text:p>
          <text:p text:style-name="P1">(x509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3.3cm" svg:x="23.6cm" svg:y="16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1cm" svg:height="1.2cm" svg:x="24.2cm" svg:y="17.7cm">
          <text:p text:style-name="P3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1.2cm" svg:x="24.7cm" svg:y="18.4cm">
          <text:p text:style-name="P3"><text:span text:style-name="T1">t2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.1cm" svg:height="1.8cm" svg:x="22.2cm" svg:y="10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1cm" svg:height="1.8cm" svg:x="22.5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3.1cm" svg:height="15.5cm" svg:x="15.5cm" svg:y="4.1cm">
          <text:p text:style-name="P1">ogsa-da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15.5cm" svg:x="9.1cm" svg:y="4.1cm">
          <text:p text:style-name="P1">firethor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cm" svg:height="5.9cm" svg:x="5.4cm" svg:y="13.7cm">
          <text:p text:style-name="P1">Clearwing</text:p>
          <text:p text:style-name="P1">(webpy)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5.076cm" svg:height="0.867cm" svg:x="11.4cm" svg:y="15.7cm">
            <text:p/>
            <draw:enhanced-geometry svg:viewBox="0 0 21600 21600" draw:text-areas="0 ?f0 ?f5 ?f2" draw:type="right-arrow" draw:modifiers="18902.6590506204 5375.115207373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5.176cm" svg:height="2.067cm" svg:x="10.9cm" svg:y="16.233cm">
            <text:p/>
            <draw:enhanced-geometry svg:viewBox="0 0 21600 21600" draw:text-areas="0 ?f0 ?f5 ?f2" draw:mirror-horizontal="true" draw:type="right-arrow" draw:modifiers="17877.3291313768 4921.771217712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8" draw:text-style-name="P2" draw:layer="layout" svg:width="2.492cm" svg:height="0.867cm" svg:x="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1" draw:layer="layout" svg:width="2.9cm" svg:height="3.2cm" svg:x="20.2cm" svg:y="16.5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9cm" svg:height="3.2cm" svg:x="20.3cm" svg:y="13.7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8cm" svg:height="3cm" svg:x="20.3cm" svg:y="5.5cm">
          <text:p text:style-name="P1">CADC</text:p>
          <text:p text:style-name="P1">H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3cm" svg:x="20.2cm" svg:y="8.9cm">
          <text:p text:style-name="P1">ESAC</text:p>
          <text:p text:style-name="P1">Ga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2" draw:layer="layout" svg:width="2.492cm" svg:height="0.867cm" svg:x="1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1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5" draw:text-style-name="P2" draw:layer="layout" svg:width="2.492cm" svg:height="0.867cm" svg:x="17.608cm" svg:y="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" draw:layer="layout" svg:width="2.492cm" svg:height="2.167cm" svg:x="17.4cm" svg:y="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1" draw:layer="layout" svg:width="5.9cm" svg:height="2.8cm" svg:x="10.9cm" svg:y="4.7cm">
          <text:p text:style-name="P1">IVOA</text:p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3cm" svg:x="12.9cm" svg:y="0.6cm">
          <text:p text:style-name="P1">IVOA</text:p>
          <text:p text:style-name="P1">R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2cm" svg:height="2.791cm" draw:transform="rotate (0.0251327412287187) translate (13.631cm 3.028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9cm" svg:height="3.3cm" svg:x="23.6cm" svg:y="16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1cm" svg:height="1.2cm" svg:x="24.2cm" svg:y="17.7cm">
          <text:p text:style-name="P3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1.2cm" svg:x="24.7cm" svg:y="18.4cm">
          <text:p text:style-name="P3"><text:span text:style-name="T1">t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7cm" svg:height="3.5cm" svg:x="16.9cm" svg:y="8.7cm">
          <text:p text:style-name="P1">DQP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8cm" svg:height="1.7cm" svg:x="5.9cm" svg:y="17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" draw:text-style-name="P1" draw:layer="layout" svg:width="3.1cm" svg:height="6.8cm" svg:x="5.4cm" svg:y="12.8cm">
          <text:p text:style-name="P1">Clearwing</text:p>
          <text:p text:style-name="P1">(webpy)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2.1cm" svg:height="0.5cm" svg:x="8.2cm" svg:y="13.2cm">
          <text:p/>
          <draw:enhanced-geometry svg:viewBox="0 0 21600 21600" draw:text-areas="?f5 ?f1 ?f6 ?f3" draw:type="left-right-arrow" draw:modifiers="1286.37600176458 6768.862275449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1cm" svg:height="15.5cm" svg:x="15.5cm" svg:y="4.1cm">
          <text:p text:style-name="P1">ogsa-da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15.5cm" svg:x="9.1cm" svg:y="4.1cm">
          <text:p text:style-name="P1">firethorn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5.076cm" svg:height="0.867cm" svg:x="11.4cm" svg:y="15.7cm">
            <text:p/>
            <draw:enhanced-geometry svg:viewBox="0 0 21600 21600" draw:text-areas="0 ?f0 ?f5 ?f2" draw:type="right-arrow" draw:modifiers="18902.6590506204 5375.115207373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5.176cm" svg:height="2.067cm" svg:x="10.9cm" svg:y="16.233cm">
            <text:p/>
            <draw:enhanced-geometry svg:viewBox="0 0 21600 21600" draw:text-areas="0 ?f0 ?f5 ?f2" draw:mirror-horizontal="true" draw:type="right-arrow" draw:modifiers="17877.3291313768 4921.771217712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2" draw:layer="layout" svg:width="2.492cm" svg:height="0.867cm" svg:x="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2" draw:layer="layout" svg:width="2.492cm" svg:height="2.167cm" svg:x="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1" draw:layer="layout" svg:width="2.9cm" svg:height="3.2cm" svg:x="20.2cm" svg:y="16.5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9cm" svg:height="3.2cm" svg:x="20.3cm" svg:y="13.7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8" draw:text-style-name="P2" draw:layer="layout" svg:width="2.492cm" svg:height="0.867cm" svg:x="1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layout" svg:width="2.492cm" svg:height="2.167cm" svg:x="1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2" draw:text-style-name="P1" draw:layer="layout" svg:width="6.7cm" svg:height="5.9cm" svg:x="3.8cm" svg:y="4.7cm">
          <text:p text:style-name="P1">TAP</text:p>
          <text:p text:style-name="P1">servic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3cm" svg:x="1.8cm" svg:y="3.9cm">
          <text:p text:style-name="P1">At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3cm" svg:x="5.1cm" svg:y="3.4cm">
          <text:p text:style-name="P1">Atlas</text:p>
          <text:p text:style-name="P1">X</text:p>
          <text:p text:style-name="P1">H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8cm" svg:height="3cm" svg:x="8.3cm" svg:y="3.3cm">
          <text:p text:style-name="P1">My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3cm" svg:x="2.3cm" svg:y="7.2cm">
          <text:p text:style-name="P1">Atlas</text:p>
          <text:p text:style-name="P1">X</text:p>
          <text:p text:style-name="P1">Ga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5cm" svg:height="1.9cm" svg:x="9.6cm" svg:y="11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5cm" svg:height="1.9cm" svg:x="9.6cm" svg:y="13.1cm">
          <text:p text:style-name="P1">security</text:p>
          <text:p text:style-name="P1">(x509)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8cm" svg:height="2.6cm" svg:x="3.2cm" svg:y="16.2cm">
          <text:p text:style-name="P1">My WFA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3.3cm" svg:x="23.6cm" svg:y="16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1cm" svg:height="1.2cm" svg:x="24.2cm" svg:y="17.7cm">
          <text:p text:style-name="P3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1.2cm" svg:x="24.7cm" svg:y="18.4cm">
          <text:p text:style-name="P3"><text:span text:style-name="T1">t2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cm" svg:height="1.2cm" svg:x="25.1cm" svg:y="19cm">
          <text:p text:style-name="P3"><text:span text:style-name="T1">t3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3cm" svg:x="5.2cm" svg:y="9cm">
          <text:p text:style-name="P1">UKID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6cm" svg:height="2cm" svg:x="20.4cm" svg:y="12.1cm">
          <text:p text:style-name="P3"><text:span text:style-name="T1">us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6" draw:style-name="dp1" draw:master-page-name="Default">
        <draw:custom-shape draw:style-name="gr5" draw:text-style-name="P1" draw:layer="layout" svg:width="3.1cm" svg:height="15.5cm" svg:x="15.5cm" svg:y="4.1cm">
          <text:p text:style-name="P1">ogsa-da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15.5cm" svg:x="9.1cm" svg:y="4.1cm">
          <text:p text:style-name="P1">firethor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1cm" svg:height="5.9cm" svg:x="5.4cm" svg:y="13.7cm">
          <text:p text:style-name="P1">Clearwing</text:p>
          <text:p text:style-name="P1">(webpy)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" draw:layer="layout" svg:width="5.076cm" svg:height="0.867cm" svg:x="11.4cm" svg:y="15.7cm">
            <text:p/>
            <draw:enhanced-geometry svg:viewBox="0 0 21600 21600" draw:text-areas="0 ?f0 ?f5 ?f2" draw:type="right-arrow" draw:modifiers="18902.6590506204 5375.115207373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5.176cm" svg:height="2.067cm" svg:x="10.9cm" svg:y="16.233cm">
            <text:p/>
            <draw:enhanced-geometry svg:viewBox="0 0 21600 21600" draw:text-areas="0 ?f0 ?f5 ?f2" draw:mirror-horizontal="true" draw:type="right-arrow" draw:modifiers="17877.3291313768 4921.771217712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4" draw:text-style-name="P2" draw:layer="layout" svg:width="2.492cm" svg:height="0.867cm" svg:x="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2.492cm" svg:height="2.167cm" svg:x="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3" draw:text-style-name="P1" draw:layer="layout" svg:width="2.9cm" svg:height="3.2cm" svg:x="20.2cm" svg:y="16.5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" draw:layer="layout" svg:width="2.9cm" svg:height="3.2cm" svg:x="20.3cm" svg:y="13.7cm">
          <text:p text:style-name="P1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24" draw:text-style-name="P2" draw:layer="layout" svg:width="2.492cm" svg:height="0.867cm" svg:x="17.608cm" svg:y="1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2.492cm" svg:height="2.167cm" svg:x="17.4cm" svg:y="1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2" draw:text-style-name="P1" draw:layer="layout" svg:width="6.7cm" svg:height="5.9cm" svg:x="3.8cm" svg:y="4.7cm">
          <text:p text:style-name="P1">TAP</text:p>
          <text:p text:style-name="P1">servic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3cm" svg:x="1.8cm" svg:y="3.9cm">
          <text:p text:style-name="P1">At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3cm" svg:x="5.1cm" svg:y="3.4cm">
          <text:p text:style-name="P1">Atlas</text:p>
          <text:p text:style-name="P1">X</text:p>
          <text:p text:style-name="P1">H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8cm" svg:height="3cm" svg:x="8.4cm" svg:y="3.4cm">
          <text:p text:style-name="P1">My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3cm" svg:x="2.3cm" svg:y="7.2cm">
          <text:p text:style-name="P1">Atlas</text:p>
          <text:p text:style-name="P1">X</text:p>
          <text:p text:style-name="P1">Ga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5cm" svg:height="1.9cm" svg:x="9.6cm" svg:y="11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cm" svg:height="1.9cm" svg:x="9.6cm" svg:y="13.1cm">
          <text:p text:style-name="P1">security</text:p>
          <text:p text:style-name="P1">(x509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cm" svg:height="2.6cm" svg:x="3.2cm" svg:y="16.2cm">
          <text:p text:style-name="P1">My WFAU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9cm" svg:height="3.3cm" svg:x="23.6cm" svg:y="16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3" draw:layer="layout" svg:width="1cm" svg:height="1.2cm" svg:x="24.2cm" svg:y="17.7cm">
          <text:p text:style-name="P3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cm" svg:height="1.2cm" svg:x="24.7cm" svg:y="18.4cm">
          <text:p text:style-name="P3"><text:span text:style-name="T1">t2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cm" svg:height="1.2cm" svg:x="25.1cm" svg:y="19cm">
          <text:p text:style-name="P3"><text:span text:style-name="T1">t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1.8cm" svg:x="22.2cm" svg:y="10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2" draw:layer="layout" svg:width="2.1cm" svg:height="1.8cm" svg:x="22.5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" draw:layer="layout" svg:width="2.8cm" svg:height="3cm" svg:x="20.3cm" svg:y="5.5cm">
          <text:p text:style-name="P1">CADC</text:p>
          <text:p text:style-name="P1">H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8cm" svg:height="3cm" svg:x="20.2cm" svg:y="8.9cm">
          <text:p text:style-name="P1">ESAC</text:p>
          <text:p text:style-name="P1">Ga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" draw:text-style-name="P2" draw:layer="layout" svg:width="2.492cm" svg:height="0.867cm" svg:x="17.608cm" svg:y="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2.492cm" svg:height="2.167cm" svg:x="17.4cm" svg:y="6.233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3" draw:text-style-name="P1" draw:layer="layout" svg:width="5.9cm" svg:height="2.8cm" svg:x="10.9cm" svg:y="4.7cm">
          <text:p text:style-name="P1">IVOA</text:p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3cm" svg:x="12.9cm" svg:y="0.6cm">
          <text:p text:style-name="P1">IVOA</text:p>
          <text:p text:style-name="P1">R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.2cm" svg:height="2.791cm" draw:transform="rotate (0.0251327412287187) translate (13.631cm 3.028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2.7cm" svg:height="3.5cm" svg:x="16.9cm" svg:y="8.7cm">
          <text:p text:style-name="P1">DQP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3cm" svg:height="2.8cm" svg:x="10.8cm" svg:y="7.8cm">
          <text:p text:style-name="P2">TAP</text:p>
          <text:p text:style-name="P2">admi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cm" svg:height="3cm" svg:x="5.2cm" svg:y="9cm">
          <text:p text:style-name="P1">UKID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3-12-04T12:57:59</meta:creation-date>
    <dc:date>2013-12-04T15:19:32</dc:date>
    <dc:creator>Zarquan </dc:creator>
    <meta:editing-duration>PT1H20M14S</meta:editing-duration>
    <meta:editing-cycles>3</meta:editing-cycles>
    <meta:generator>LibreOffice/3.4$Linux LibreOffice_project/340m1$Build-502</meta:generator>
    <meta:document-statistic meta:object-count="156"/>
  </office:meta>
</office:document-meta>
</file>